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13B1649E92679FF6BF.png" manifest:media-type="image/png"/>
  <manifest:file-entry manifest:full-path="Pictures/100000000000016600000080D846EEFD700FB2AE.png" manifest:media-type="image/png"/>
  <manifest:file-entry manifest:full-path="Pictures/1000000000000218000001592ACBCB6A31F71CD2.png" manifest:media-type="image/png"/>
  <manifest:file-entry manifest:full-path="Pictures/10000000000002D90000040416FC087C378A8589.pdf" manifest:media-type="application/pdf"/>
  <manifest:file-entry manifest:full-path="Pictures/10000000000002D90000040418C253CA1D6C8F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e20b" officeooo:paragraph-rsid="0008e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052in" svg:width="6.9252in" svg:height="9.7654in" draw:z-index="0"><draw:image xlink:href="Pictures/10000000000002D90000040416FC087C378A8589.pdf" xlink:type="simple" xlink:show="embed" xlink:actuate="onLoad" loext:mime-type="application/pdf"/><draw:image xlink:href="Pictures/10000000000002D90000040418C253CA1D6C8FB2.png" xlink:type="simple" xlink:show="embed" xlink:actuate="onLoad"/></draw:frame></text:p>
      <text:p text:style-name="P1"><text:soft-page-break/>V-)</text:p>
      <text:p text:style-name="P1"><text:s/></text:p>
      <text:p text:style-name="P1"><draw:frame draw:style-name="fr2" draw:name="Image2" text:anchor-type="paragraph" svg:width="5.5835in" svg:height="3.5937in" draw:z-index="1"><draw:image xlink:href="Pictures/1000000000000218000001592ACBCB6A31F71CD2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x="1.5354in" svg:y="0.4898in" svg:width="3.7291in" svg:height="1.3335in" draw:z-index="2"><draw:image xlink:href="Pictures/100000000000016600000080D846EEFD700FB2AE.png" xlink:type="simple" xlink:show="embed" xlink:actuate="onLoad" loext:mime-type="image/png"/></draw:frame>2-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4.5in" svg:height="2.8646in" draw:z-index="3"><draw:image xlink:href="Pictures/10000000000001B000000113B1649E92679FF6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9:12:10.474004193</meta:creation-date>
    <dc:date>2020-09-10T19:17:28.445267783</dc:date>
    <meta:editing-duration>PT5M21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3" meta:word-count="2" meta:character-count="7" meta:non-whitespace-character-count="6"/>
  </office:meta>
</office:document-meta>
</file>